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Text_20_body">
      <style:paragraph-properties fo:break-before="page"/>
    </style:style>
    <style:style style:name="P4" style:family="paragraph" style:parent-style-name="Subtitle">
      <style:paragraph-properties fo:break-before="page"/>
    </style:style>
    <style:style style:name="P5" style:family="paragraph" style:parent-style-name="Subtit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5">Version 0.1</text:p>
      <text:p text:style-name="Subtitle">26 September 2008</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1">Event Condition Action Rules<text:tab/>3</text:p>
          <text:p text:style-name="P11">Agent Transformation<text:tab/>3</text:p>
          <text:p text:style-name="P11">ECA Rule Engine<text:tab/>4</text:p>
          <text:p text:style-name="P10">Rule Language<text:tab/>5</text:p>
          <text:p text:style-name="P11">Rule Events<text:tab/>5</text:p>
          <text:p text:style-name="P11">Rule Bindings<text:tab/>6</text:p>
          <text:p text:style-name="P11">Rule Expressions<text:tab/>7</text:p>
          <text:p text:style-name="P11">Rule Conditions<text:tab/>8</text:p>
          <text:p text:style-name="P11">Rule Actions<text:tab/>9</text:p>
          <text:p text:style-name="P10">Rule Language Built-Ins<text:tab/>9</text:p>
          <text:p text:style-name="P11">Helpers and Built-In Operations<text:tab/>9</text:p>
          <text:p text:style-name="P11">Countdowns<text:tab/>10</text:p>
          <text:p text:style-name="P11">Waiters<text:tab/>11</text:p>
          <text:p text:style-name="P11">Flags<text:tab/>11</text:p>
          <text:p text:style-name="P11">Tracing<text:tab/>12</text:p>
          <text:p text:style-name="P11">Aborting Execution<text:tab/>12</text:p>
          <text:p text:style-name="P11">Other Builtins<text:tab/>12</text:p>
          <text:p text:style-name="P10">Using The Orchestration Package<text:tab/>13</text:p>
          <text:p text:style-name="P11">Obtaining the sources<text:tab/>13</text:p>
          <text:p text:style-name="P11">Building the package<text:tab/>13</text:p>
          <text:p text:style-name="P11">Using The Package<text:tab/>13</text:p>
        </text:index-body>
      </text:table-of-content>
      <text:p text:style-name="Subtitle"/>
      <text:p text:style-name="P3"/>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to be thrown, effectively either aborting a thread or, at least, where a catch-all handler is employed, the portion of that thread's call tree bounded by the handler and the throw poin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6"><text:span text:style-name="T1">where</text:span> during application execution a side-effect should occur</text:p>
        </text:list-item>
        <text:list-item>
          <text:p text:style-name="P6"><text:span text:style-name="T1">whether</text:span> the side-effect should happen or not</text:p>
        </text:list-item>
        <text:list-item>
          <text:p text:style-name="P6"><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text:soft-page-break/>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rrors which arise during rule execution since these are dealt with internal to the rule execution engine. Exceptions are thrown by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xt:soft-page-break/>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text:soft-page-break/>#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7">references to bound variables</text:p>
        </text:list-item>
        <text:list-item>
          <text:p text:style-name="P7">static data references</text:p>
        </text:list-item>
        <text:list-item>
          <text:p text:style-name="P7">primitive literals</text:p>
        </text:list-item>
        <text:list-item>
          <text:p text:style-name="P7">field accesses</text:p>
        </text:list-item>
        <text:list-item>
          <text:p text:style-name="P7">method invocations</text:p>
        </text:list-item>
        <text:list-item>
          <text:p text:style-name="P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8">The assignment operator is not available for use in expressions. It can only be employed at the top level in binding specifications.</text:p>
        </text:list-item>
        <text:list-item>
          <text:p text:style-name="P8">Use of the new operator is not currently allowed in expressions.</text:p>
        </text:list-item>
        <text:list-item>
          <text:p text:style-name="P8">The throw operation is not currently allowed in rule expressions. Specific exceptions <text:soft-page-break/>may be thrown by calling builtin operations.</text:p>
        </text:list-item>
      </text:list>
      <text:list text:style-name="L4">
        <text:list-item>
          <text:p text:style-name="P9">Also, the current parser is a little ropey (antlr is a bit of a crock to work with – bison, where art thou?) so you may need to use brackets to ensure the correct precedence.</text:p>
        </text:list-item>
        <text:list-item>
          <text:p text:style-name="P9">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return expression or a comma-separated sequence of rule expressions, possibly ending with a return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text:soft-page-break/>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text:soft-page-break/>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text:soft-page-break/>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09-29T10:07:12</dc:date>
    <meta:printed-by>Andrew Dinn</meta:printed-by>
    <meta:print-date>2008-09-26T17:21:42</meta:print-date>
    <meta:editing-cycles>11</meta:editing-cycles>
    <meta:editing-duration>PT8H29M17S</meta:editing-duration>
    <meta:user-defined meta:name="Info 1"/>
    <meta:user-defined meta:name="Info 2"/>
    <meta:user-defined meta:name="Info 3"/>
    <meta:user-defined meta:name="Info 4"/>
    <meta:document-statistic meta:table-count="0" meta:image-count="0" meta:object-count="0" meta:page-count="14" meta:paragraph-count="161" meta:word-count="4948" meta:character-count="30799"/>
  </office:meta>
</office:document-meta>
</file>